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text:p>Medidas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10 segundos em todas as medições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4026.6" calcext:value-type="float">
            <text:p>4026.6</text:p>
          </table:table-cell>
          <table:table-cell office:value-type="string" calcext:value-type="string">
            <text:p>24.6KV</text:p>
          </table:table-cell>
        </table:table-row>
        <table:table-row table:style-name="ro1">
          <table:table-cell office:value-type="string" calcext:value-type="string">
            <text:p>Zn 0.025mm</text:p>
          </table:table-cell>
          <table:table-cell office:value-type="float" office:value="3564.2" calcext:value-type="float">
            <text:p>3564.2</text:p>
          </table:table-cell>
          <table:table-cell/>
        </table:table-row>
        <table:table-row table:style-name="ro1">
          <table:table-cell office:value-type="string" calcext:value-type="string">
            <text:p>Zn 0.025mm</text:p>
          </table:table-cell>
          <table:table-cell office:value-type="float" office:value="3434.4" calcext:value-type="float">
            <text:p>3434.4</text:p>
          </table:table-cell>
          <table:table-cell/>
        </table:table-row>
        <table:table-row table:style-name="ro1">
          <table:table-cell office:value-type="string" calcext:value-type="string">
            <text:p>Zn 0.05mm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string" calcext:value-type="string">
            <text:p>Zn 0.05mm</text:p>
          </table:table-cell>
          <table:table-cell office:value-type="float" office:value="1698.8" calcext:value-type="float">
            <text:p>1698.8</text:p>
          </table:table-cell>
          <table:table-cell/>
        </table:table-row>
        <table:table-row table:style-name="ro1">
          <table:table-cell office:value-type="string" calcext:value-type="string">
            <text:p>Zn 0.075mm</text:p>
          </table:table-cell>
          <table:table-cell office:value-type="float" office:value="786.5" calcext:value-type="float">
            <text:p>786.5</text:p>
          </table:table-cell>
          <table:table-cell/>
        </table:table-row>
        <table:table-row table:style-name="ro1">
          <table:table-cell office:value-type="string" calcext:value-type="string">
            <text:p>Zn 0.075mm</text:p>
          </table:table-cell>
          <table:table-cell office:value-type="float" office:value="765.7" calcext:value-type="float">
            <text:p>765.7</text:p>
          </table:table-cell>
          <table:table-cell/>
        </table:table-row>
        <table:table-row table:style-name="ro1">
          <table:table-cell office:value-type="string" calcext:value-type="string">
            <text:p>Zn 0.1mm</text:p>
          </table:table-cell>
          <table:table-cell office:value-type="float" office:value="349.3" calcext:value-type="float">
            <text:p>349.3</text:p>
          </table:table-cell>
          <table:table-cell/>
        </table:table-row>
        <table:table-row table:style-name="ro1">
          <table:table-cell office:value-type="string" calcext:value-type="string">
            <text:p>Zn 0.1mm</text:p>
          </table:table-cell>
          <table:table-cell office:value-type="float" office:value="344.6" calcext:value-type="float">
            <text:p>344.6</text:p>
          </table:table-cell>
          <table:table-cell/>
        </table:table-row>
        <table:table-row table:style-name="ro1">
          <table:table-cell office:value-type="string" calcext:value-type="string">
            <text:p>Al 0.04mm</text:p>
          </table:table-cell>
          <table:table-cell office:value-type="float" office:value="3969.6" calcext:value-type="float">
            <text:p>3969.6</text:p>
          </table:table-cell>
          <table:table-cell/>
        </table:table-row>
        <table:table-row table:style-name="ro1">
          <table:table-cell office:value-type="string" calcext:value-type="string">
            <text:p>Al 0.04mm</text:p>
          </table:table-cell>
          <table:table-cell office:value-type="float" office:value="3987.3" calcext:value-type="float">
            <text:p>3987.3</text:p>
          </table:table-cell>
          <table:table-cell/>
        </table:table-row>
        <table:table-row table:style-name="ro1">
          <table:table-cell office:value-type="string" calcext:value-type="string">
            <text:p>Al 0.06mm</text:p>
          </table:table-cell>
          <table:table-cell office:value-type="float" office:value="3587.9" calcext:value-type="float">
            <text:p>3587.9</text:p>
          </table:table-cell>
          <table:table-cell/>
        </table:table-row>
        <table:table-row table:style-name="ro1">
          <table:table-cell office:value-type="string" calcext:value-type="string">
            <text:p>Al 0.06mm</text:p>
          </table:table-cell>
          <table:table-cell office:value-type="float" office:value="3618" calcext:value-type="float">
            <text:p>3618</text:p>
          </table:table-cell>
          <table:table-cell/>
        </table:table-row>
        <table:table-row table:style-name="ro1">
          <table:table-cell office:value-type="string" calcext:value-type="string">
            <text:p>Al 0.08mm</text:p>
          </table:table-cell>
          <table:table-cell office:value-type="float" office:value="2818.8" calcext:value-type="float">
            <text:p>2818.8</text:p>
          </table:table-cell>
          <table:table-cell/>
        </table:table-row>
        <table:table-row table:style-name="ro1">
          <table:table-cell office:value-type="string" calcext:value-type="string">
            <text:p>Al 0.08mm</text:p>
          </table:table-cell>
          <table:table-cell office:value-type="float" office:value="2814.4" calcext:value-type="float">
            <text:p>2814.4</text:p>
          </table:table-cell>
          <table:table-cell/>
        </table:table-row>
        <table:table-row table:style-name="ro1">
          <table:table-cell office:value-type="string" calcext:value-type="string">
            <text:p>Al 0.1mm</text:p>
          </table:table-cell>
          <table:table-cell office:value-type="float" office:value="2906.6" calcext:value-type="float">
            <text:p>2906.6</text:p>
          </table:table-cell>
          <table:table-cell/>
        </table:table-row>
        <table:table-row table:style-name="ro1">
          <table:table-cell office:value-type="string" calcext:value-type="string">
            <text:p>Al 0.1mm</text:p>
          </table:table-cell>
          <table:table-cell office:value-type="float" office:value="2882" calcext:value-type="float">
            <text:p>2882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3968" calcext:value-type="float">
            <text:p>3968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3985.1" calcext:value-type="float">
            <text:p>3985.1</text:p>
          </table:table-cell>
          <table:table-cell/>
        </table:table-row>
        <table:table-row table:style-name="ro1">
          <table:table-cell office:value-type="string" calcext:value-type="string">
            <text:p>Al 0.08mm</text:p>
          </table:table-cell>
          <table:table-cell office:value-type="float" office:value="2843.2" calcext:value-type="float">
            <text:p>2843.2</text:p>
          </table:table-cell>
          <table:table-cell/>
        </table:table-row>
        <table:table-row table:style-name="ro1">
          <table:table-cell office:value-type="string" calcext:value-type="string">
            <text:p>Al 0.08mm</text:p>
          </table:table-cell>
          <table:table-cell office:value-type="float" office:value="2801" calcext:value-type="float">
            <text:p>280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15.5 graus</text:p>
          </table:table-cell>
        </table:table-row>
        <table:table-row table:style-name="ro1">
          <table:table-cell office:value-type="string" calcext:value-type="string">
            <text:p>sem </text:p>
          </table:table-cell>
          <table:table-cell office:value-type="float" office:value="2693" calcext:value-type="float">
            <text:p>2693</text:p>
          </table:table-cell>
          <table:table-cell/>
        </table:table-row>
        <table:table-row table:style-name="ro1">
          <table:table-cell office:value-type="string" calcext:value-type="string">
            <text:p>Al 0.04mm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string" calcext:value-type="string">
            <text:p>Al 0.04mm</text:p>
          </table:table-cell>
          <table:table-cell office:value-type="float" office:value="2465" calcext:value-type="float">
            <text:p>24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13:18:51.414219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1:05:53.914986438</meta:creation-date>
    <dc:date>2023-09-08T13:19:55.423792296</dc:date>
    <meta:editing-duration>PT11M31S</meta:editing-duration>
    <meta:editing-cycles>3</meta:editing-cycles>
    <meta:generator>LibreOffice/6.4.7.2$Linux_X86_64 LibreOffice_project/40$Build-2</meta:generator>
    <meta:document-statistic meta:table-count="1" meta:cell-count="58" meta:object-count="0"/>
  </office:meta>
</office:document-meta>
</file>